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nos1" svg:font-family="Tinos"/>
    <style:font-face style:name="DejaVu Sans1" svg:font-family="'DejaVu Sans'" style:font-family-generic="swiss"/>
    <style:font-face style:name="FontAwesome" svg:font-family="FontAwesome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65in" fo:margin-left="0in" fo:margin-right="-0.0035in" table:align="margins"/>
    </style:style>
    <style:style style:name="Table1.A" style:family="table-column">
      <style:table-column-properties style:column-width="1.1153in" style:rel-column-width="1606*"/>
    </style:style>
    <style:style style:name="Table1.B" style:family="table-column">
      <style:table-column-properties style:column-width="3.8701in" style:rel-column-width="5573*"/>
    </style:style>
    <style:style style:name="Table1.C" style:family="table-column">
      <style:table-column-properties style:column-width="0.4535in" style:rel-column-width="653*"/>
    </style:style>
    <style:style style:name="Table1.D" style:family="table-column">
      <style:table-column-properties style:column-width="0.3799in" style:rel-column-width="547*"/>
    </style:style>
    <style:style style:name="Table1.E" style:family="table-column">
      <style:table-column-properties style:column-width="0.4611in" style:rel-column-width="664*"/>
    </style:style>
    <style:style style:name="Table1.F" style:family="table-column">
      <style:table-column-properties style:column-width="0.4167in" style:rel-column-width="600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F1" style:family="table-cell">
      <style:table-cell-properties fo:padding="0.0382in" fo:border="0.0007in solid #000000"/>
    </style:style>
    <style:style style:name="Table1.2" style:family="table-row">
      <style:table-row-properties style:min-row-height="0.3799in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Preformatted_20_Text">
      <style:text-properties style:font-name="FontAwesome"/>
    </style:style>
    <style:style style:name="P2" style:family="paragraph" style:parent-style-name="Preformatted_20_Text">
      <style:paragraph-properties fo:text-align="center" style:justify-single-word="false"/>
      <style:text-properties style:font-name="FontAwesome" fo:font-size="20pt" style:font-size-asian="20pt" style:font-size-complex="20pt"/>
    </style:style>
    <style:style style:name="P3" style:family="paragraph" style:parent-style-name="Preformatted_20_Text">
      <style:text-properties style:font-name="FontAwesome" fo:font-size="12pt" style:font-size-asian="12pt" style:font-size-complex="12pt"/>
    </style:style>
    <style:style style:name="P4" style:family="paragraph" style:parent-style-name="Preformatted_20_Text">
      <style:text-properties style:font-name="FontAwesome" fo:font-size="9pt" style:font-name-asian="Tinos1" style:font-size-asian="9pt" style:font-name-complex="Tinos1" style:font-size-complex="9pt"/>
    </style:style>
    <style:style style:name="P5" style:family="paragraph" style:parent-style-name="Table_20_Contents">
      <style:text-properties style:font-name="FontAwesome" fo:font-size="9pt" style:font-name-asian="Tinos1" style:font-size-asian="9pt" style:font-name-complex="Tinos1" style:font-size-complex="9pt"/>
    </style:style>
    <style:style style:name="P6" style:family="paragraph" style:parent-style-name="Preformatted_20_Text" style:list-style-name="L1">
      <style:text-properties style:font-name="FontAwesome"/>
    </style:style>
    <style:style style:name="P7" style:family="paragraph" style:parent-style-name="Preformatted_20_Text">
      <style:paragraph-properties fo:text-align="center" style:justify-single-word="false"/>
      <style:text-properties style:font-name="FontAwesome" fo:font-size="10pt" fo:font-weight="bold" style:font-name-asian="Tinos1" style:font-size-asian="10pt" style:font-weight-asian="bold" style:font-name-complex="Tinos1" style:font-size-complex="10pt" style:font-weight-complex="bold"/>
    </style:style>
    <style:style style:name="P8" style:family="paragraph" style:parent-style-name="Preformatted_20_Text">
      <style:paragraph-properties fo:text-align="center" style:justify-single-word="false"/>
      <style:text-properties style:font-name="FontAwesome" fo:font-size="9pt" style:font-name-asian="Tinos1" style:font-size-asian="9pt" style:font-name-complex="Tinos1" style:font-size-complex="9pt"/>
    </style:style>
    <style:style style:name="P9" style:family="paragraph" style:parent-style-name="Table_20_Contents">
      <style:text-properties style:font-name="FontAwesome" fo:font-size="9pt" style:font-name-asian="Tinos1" style:font-size-asian="9pt" style:font-name-complex="Tinos1" style:font-size-complex="9pt"/>
    </style:style>
    <style:style style:name="P10" style:family="paragraph" style:parent-style-name="Table_20_Contents">
      <style:paragraph-properties fo:text-align="center" style:justify-single-word="false"/>
      <style:text-properties style:font-name="FontAwesome" fo:font-size="9pt" style:font-name-asian="Tinos1" style:font-size-asian="9pt" style:font-name-complex="Tinos1" style:font-size-complex="9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tocol Livecalc </text:p>
      <text:p text:style-name="P1"/>
      <text:p text:style-name="P1"/>
      <text:p text:style-name="P3">The following protocol respect this</text:p>
      <text:p text:style-name="P1"/>
      <text:list xml:id="list1010081238755673610" text:style-name="L1">
        <text:list-item>
          <text:p text:style-name="P6">Function code and data is in ASCII, or UTF-8 unless it is wrapped in [] brackets, which means it's decimal, or 0x.. hexadecimal</text:p>
        </text:list-item>
        <text:list-item>
          <text:p text:style-name="P6">data is implicitely read, it may be a type or a value, unless it's 'type' which means the value 'type' as string</text:p>
        </text:list-item>
        <text:list-item>
          <text:p text:style-name="P6">Data size is in bytes and means the size of data</text:p>
        </text:list-item>
        <text:list-item>
          <text:p text:style-name="P6">A case empty means it takes the same value as the one upper</text:p>
        </text:list-item>
        <text:list-item>
          <text:p text:style-name="P6">-- means the answer is below</text:p>
        </text:list-item>
        <text:list-item>
          <text:p text:style-name="P6">Flow is which direction the message is meant to go,</text:p>
          <text:list>
            <text:list-item>
              <text:p text:style-name="P6">Web Client &gt; Emulator (use →)</text:p>
            </text:list-item>
            <text:list-item>
              <text:p text:style-name="P6">Web Client &lt;=&gt; Emulator <text:s/>(use &lt;-&gt;)</text:p>
            </text:list-item>
            <text:list-item>
              <text:p text:style-name="P6">Web Client &lt; Emulator (use ←)</text:p>
            </text:list-item>
            <text:list-item>
              <text:p text:style-name="P6">Web Client request ←?&gt; Emulator answer </text:p>
            </text:list-item>
            <text:list-item>
              <text:p text:style-name="P6">Emulator answer &lt;?-&gt; Emulator request</text:p>
            </text:list-item>
          </text:list>
        </text:list-item>
      </text:list>
      <text:p text:style-name="P1"/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7">Function call</text:p>
          </table:table-cell>
          <table:table-cell table:style-name="Table1.A1" office:value-type="string">
            <text:p text:style-name="P7">Description</text:p>
          </table:table-cell>
          <table:table-cell table:style-name="Table1.A1" office:value-type="string">
            <text:p text:style-name="P7">Code</text:p>
          </table:table-cell>
          <table:table-cell table:style-name="Table1.A1" office:value-type="string">
            <text:p text:style-name="P7">data</text:p>
          </table:table-cell>
          <table:table-cell table:style-name="Table1.A1" office:value-type="string">
            <text:p text:style-name="P7">Size</text:p>
          </table:table-cell>
          <table:table-cell table:style-name="Table1.F1" office:value-type="string">
            <text:p text:style-name="P7">Flow</text:p>
          </table:table-cell>
        </table:table-row>
        <table:table-row table:style-name="Table1.2">
          <table:table-cell table:style-name="Table1.A2" office:value-type="string">
            <text:p text:style-name="P8">Error</text:p>
          </table:table-cell>
          <table:table-cell table:style-name="Table1.A2" office:value-type="string">
            <text:p text:style-name="P4">List of errors that may occur</text:p>
          </table:table-cell>
          <table:table-cell table:style-name="Table1.C2" office:value-type="float" office:value="0">
            <text:p text:style-name="P8">0</text:p>
          </table:table-cell>
          <table:table-cell table:style-name="Table1.A2" office:value-type="string">
            <text:p text:style-name="P10">--</text:p>
          </table:table-cell>
          <table:table-cell table:style-name="Table1.C2" office:value-type="float" office:value="1">
            <text:p text:style-name="P10">1</text:p>
          </table:table-cell>
          <table:table-cell table:style-name="Table1.F2" office:value-type="string">
            <text:p text:style-name="P8">&lt;=&gt;</text:p>
          </table:table-cell>
        </table:table-row>
        <table:table-row>
          <table:table-cell table:style-name="Table1.A2" office:value-type="string">
            <text:p text:style-name="P8">Error-offsets</text:p>
          </table:table-cell>
          <table:table-cell table:style-name="Table1.A2" office:value-type="string">
            <text:p text:style-name="P4">One offset was wrong, not the right version</text:p>
          </table:table-cell>
          <table:table-cell table:style-name="Table1.A2" office:value-type="string">
            <text:p text:style-name="P10"/>
          </table:table-cell>
          <table:table-cell table:style-name="Table1.C2" office:value-type="float" office:value="1">
            <text:p text:style-name="P8">1</text:p>
          </table:table-cell>
          <table:table-cell table:style-name="Table1.C2" office:value-type="float" office:value="1">
            <text:p text:style-name="P8">1</text:p>
          </table:table-cell>
          <table:table-cell table:style-name="Table1.F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F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8">Battle State</text:p>
          </table:table-cell>
          <table:table-cell table:style-name="Table1.A2" office:value-type="string">
            <text:p text:style-name="P5">State of the battle</text:p>
          </table:table-cell>
          <table:table-cell table:style-name="Table1.C2" office:value-type="float" office:value="1">
            <text:p text:style-name="P10">1</text:p>
          </table:table-cell>
          <table:table-cell table:style-name="Table1.A2" office:value-type="string">
            <text:p text:style-name="P8">u32</text:p>
          </table:table-cell>
          <table:table-cell table:style-name="Table1.C2" office:value-type="float" office:value="4">
            <text:p text:style-name="P8">4</text:p>
          </table:table-cell>
          <table:table-cell table:style-name="Table1.F2" office:value-type="string">
            <text:p text:style-name="P8">←?&gt;</text:p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F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0">Send Team</text:p>
          </table:table-cell>
          <table:table-cell table:style-name="Table1.A2" office:value-type="string">
            <text:p text:style-name="P5"/>
          </table:table-cell>
          <table:table-cell table:style-name="Table1.C2" office:value-type="float" office:value="2">
            <text:p text:style-name="P10">2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F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F2" office:value-type="string">
            <text:p text:style-name="P10"/>
          </table:table-cell>
        </table:table-row>
      </table:table>
      <text:p text:style-name="P1"/>
      <text:p text:style-name="P1"/>
      <text:p text:style-name="P1"/>
      <text:p text:style-name="P1"/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nos1" svg:font-family="Tinos"/>
    <style:font-face style:name="DejaVu Sans1" svg:font-family="'DejaVu Sans'" style:font-family-generic="swiss"/>
    <style:font-face style:name="FontAwesome" svg:font-family="FontAwesome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en" fo:country="US" style:font-name-asian="Noto Sans CJK SC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Noto Sans CJK SC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Tinos1" fo:font-size="10pt" style:font-name-asian="Tinos1" style:font-size-asian="10pt" style:font-name-complex="Tinos1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3-10-21T23:55:59</dc:date>
    <meta:generator>OpenOffice/4.1.14$Unix OpenOffice.org_project/4114m1$Build-9811</meta:generator>
    <meta:editing-duration>PT3H4M13S</meta:editing-duration>
    <meta:editing-cycles>6</meta:editing-cycles>
    <meta:document-statistic meta:table-count="1" meta:image-count="0" meta:object-count="0" meta:page-count="1" meta:paragraph-count="37" meta:word-count="175" meta:character-count="845"/>
  </office:meta>
</office:document-meta>
</file>